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4pt" fo:font-weight="bold" officeooo:rsid="000a82c6" officeooo:paragraph-rsid="000a82c6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0pt" fo:font-style="normal" fo:font-weight="normal" officeooo:rsid="00006745" officeooo:paragraph-rsid="000a82c6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Calibri" fo:font-size="10pt" fo:font-style="italic" fo:font-weight="normal" officeooo:rsid="00006745" officeooo:paragraph-rsid="000a82c6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a82c6" officeooo:paragraph-rsid="000a82c6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fo:font-style="italic" fo:font-weight="normal" officeooo:rsid="000a82c6" officeooo:paragraph-rsid="000a82c6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3pt" fo:font-style="italic" style:text-underline-style="none" fo:font-weight="normal" officeooo:rsid="000a82c6" officeooo:paragraph-rsid="000a82c6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style="normal" fo:font-weight="bold" officeooo:rsid="000a82c6" officeooo:paragraph-rsid="000a82c6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5pt" fo:font-style="normal" fo:font-weight="normal" officeooo:rsid="000a82c6" officeooo:paragraph-rsid="000a82c6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5pt" fo:font-style="normal" fo:font-weight="normal" officeooo:rsid="000c16b8" officeooo:paragraph-rsid="000c16b8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5pt" fo:font-style="normal" fo:font-weight="bold" officeooo:rsid="000c16b8" officeooo:paragraph-rsid="000c16b8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5pt" fo:font-style="italic" fo:font-weight="normal" officeooo:rsid="000c16b8" officeooo:paragraph-rsid="000c16b8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5pt" fo:font-style="italic" fo:font-weight="normal" officeooo:rsid="001051be" officeooo:paragraph-rsid="001051be" style:font-size-asian="15pt" style:font-style-asian="italic" style:font-weight-asian="normal" style:font-size-complex="15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5pt" fo:font-style="italic" fo:font-weight="normal" officeooo:rsid="000c16b8" officeooo:paragraph-rsid="000c16b8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5pt" fo:font-style="normal" fo:font-weight="normal" officeooo:rsid="000c16b8" officeooo:paragraph-rsid="000c16b8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5pt" fo:font-style="normal" fo:font-weight="normal" officeooo:rsid="001051be" officeooo:paragraph-rsid="001051be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5pt" fo:font-style="normal" fo:font-weight="normal" officeooo:rsid="00123227" officeooo:paragraph-rsid="00123227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5pt" fo:font-style="normal" fo:font-weight="normal" officeooo:rsid="0013510e" officeooo:paragraph-rsid="0013510e" style:font-size-asian="15pt" style:font-style-asian="normal" style:font-weight-asian="normal" style:font-size-complex="15pt" style:font-style-complex="normal" style:font-weight-complex="normal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12pt"/>
    </style:style>
    <style:style style:name="T1" style:family="text">
      <style:text-properties officeooo:rsid="00007686"/>
    </style:style>
    <style:style style:name="T2" style:family="text">
      <style:text-properties officeooo:rsid="000c1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36e9"/>
    </style:style>
    <style:style style:name="T5" style:family="text">
      <style:text-properties officeooo:rsid="00123227"/>
    </style:style>
    <style:style style:name="T6" style:family="text">
      <style:text-properties fo:font-size="12pt"/>
    </style:style>
    <style:style style:name="gr1" style:family="graphic">
      <style:graphic-properties svg:stroke-width="0.199cm" svg:stroke-color="#000000" draw:marker-start-width="0.651cm" draw:marker-end-width="0.651cm" draw:fill-color="#00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0000" draw:fill="solid" draw:fill-color="#00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99cm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199cm" svg:stroke-color="#000000" draw:fill="none" draw:fill-color="#ffffff" fo:min-height="0.9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199cm" svg:stroke-color="#000000" draw:fill="none" draw:fill-color="#ffffff" fo:min-height="0.3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.199cm" svg:stroke-color="#000000" draw:fill="none" draw:fill-color="#ffffff" fo:min-height="2.7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.199cm" svg:stroke-color="#000000" draw:fill="none" draw:fill-color="#ffffff" fo:min-height="4.9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.D.A y Gestión</text:p>
      <text:p text:style-name="P3">Equipo: Ismael Zás, Yonathan Bengoa,</text:p>
      <text:p text:style-name="P3"><text:span text:style-name="T2">A</text:span>gustin Macias, <text:span text:style-name="T1">Angel Consentino, Mena, Robert Leal</text:span></text:p>
      <text:p text:style-name="P2"/>
      <text:p text:style-name="P2"/>
      <text:p text:style-name="P7">1) Qué?, 2) Por qué?, 3) Como?, 4) Donde?, 5) Cuando?, hitos, 6) Que falta?</text:p>
      <text:p text:style-name="P5"/>
      <text:p text:style-name="P6"><text:span text:style-name="T3">1)</text:span> Pagina que sirve como complemento pedagógico de Inglés</text:p>
      <text:p text:style-name="P5"/>
      <text:p text:style-name="P5"><text:span text:style-name="T3">2)</text:span> Luego de una lluvia de ideas, decidimos separarnos de los que hacen los otros grupos, decidimos enfocarlo al aprendizaje de idiomas.</text:p>
      <text:p text:style-name="P5"/>
      <text:p text:style-name="P5"><text:span text:style-name="T3">3) </text:span>SO: De 32 y 64 bits y Navegador con <text:s/>soporte de estandar HTML5 y CSS 2.1</text:p>
      <text:p text:style-name="P4"/>
      <text:p text:style-name="P8"><text:span text:style-name="T3">Lenguajes utilizados: <text:s text:c="4"/></text:span><text:s text:c="34"/>Github para organizar el proyecto</text:p>
      <text:p text:style-name="P8">HTML Version 5 <text:s text:c="48"/>Trello para organizar tareas</text:p>
      <text:p text:style-name="P8">CSS 2.1</text:p>
      <text:p text:style-name="P8">PHP 7.3 <text:s text:c="57"/><text:span text:style-name="T3"><text:s text:c="5"/>IDE: <text:s/></text:span><text:s text:c="34"/></text:p>
      <text:p text:style-name="P8">(JS) <text:s text:c="69"/>Visual Studio Code</text:p>
      <text:p text:style-name="P8"/>
      <text:p text:style-name="P8"><text:span text:style-name="T3">Documentación: <text:s text:c="2"/></text:span><text:s text:c="42"/><text:span text:style-name="T3"><text:s text:c="2"/>Otros programas:</text:span></text:p>
      <text:p text:style-name="P8">PHP.com <text:s text:c="60"/>XAMPP</text:p>
      <text:p text:style-name="P8">w3schools.com <text:s text:c="48"/>Photoshop</text:p>
      <text:p text:style-name="P8">stockoverflow.com <text:s text:c="42"/>API: Font Awesome</text:p>
      <text:p text:style-name="P8">mysql.com <text:s text:c="56"/>Boostrap: Start Boostrap</text:p>
      <text:p text:style-name="P8"/>
      <text:p text:style-name="P11"><text:span text:style-name="T3">4)</text:span> En la UTU y en el domicilo personal</text:p>
      <text:p text:style-name="P11"/>
      <text:p text:style-name="P11"><text:span text:style-name="T3">5) </text:span>26 de mayo primera reunion, principios de julio empezamos el proyecto en sí (porque no teniamos letra)</text:p>
      <text:p text:style-name="P9"/>
      <text:p text:style-name="P10">Hitos:</text:p>
      <text:p text:style-name="P9"/>
      <text:p text:style-name="P11"><draw:line text:anchor-type="paragraph" draw:z-index="1" draw:name="Forma1" draw:style-name="gr1" draw:text-style-name="P18" svg:x1="9.301cm" svg:y1="0.466cm" svg:x2="11.037cm" svg:y2="1.524cm"><text:p/></draw:line>Creación de redes sociales, como la pagina</text:p>
      <text:p text:style-name="P11">de la empresas</text:p>
      <text:p text:style-name="P11"><draw:line text:anchor-type="paragraph" draw:z-index="0" draw:name="Forma1" draw:style-name="gr1" draw:text-style-name="P18" svg:x1="4.191cm" svg:y1="1.06cm" svg:x2="11.037cm" svg:y2="0.233cm"><text:p/></draw:line> <text:s text:c="93"/><text:span text:style-name="T4">29 de mayo a 31 de mayo</text:span></text:p>
      <text:p text:style-name="P11">Creación del Logo</text:p>
      <text:p text:style-name="P11"/>
      <text:p text:style-name="P11"/>
      <text:p text:style-name="P11"/>
      <text:p text:style-name="P11"/>
      <text:p text:style-name="P11"><draw:line text:anchor-type="paragraph" draw:z-index="3" draw:name="Forma3" draw:style-name="gr2" draw:text-style-name="P19" svg:x1="8.001cm" svg:y1="0.034cm" svg:x2="10.504cm" svg:y2="1.031cm"><text:p/></draw:line><text:soft-page-break/>Diseño inicial de la pagina</text:p>
      <text:p text:style-name="P12"><draw:line text:anchor-type="paragraph" draw:z-index="2" draw:name="Forma2" draw:style-name="gr2" draw:text-style-name="P19" svg:x1="7.675cm" svg:y1="1.77cm" svg:x2="10.504cm" svg:y2="0.385cm"><text:p/></draw:line><draw:frame text:anchor-type="paragraph" draw:z-index="4" draw:name="Forma4" draw:style-name="gr3" draw:text-style-name="P20" svg:width="4.56cm" svg:height="0.733cm" svg:x="10.952cm" svg:y="0.122cm"><draw:text-box><text:p>Todo junio</text:p></draw:text-box></draw:frame><text:span text:style-name="T5">documentación</text:span> <text:s/>de materias especificas</text:p>
      <text:p text:style-name="P11">MER y Tablas</text:p>
      <text:p text:style-name="P9">Base de datos</text:p>
      <text:p text:style-name="P9"><draw:line text:anchor-type="paragraph" draw:z-index="6" draw:name="Forma6" draw:style-name="gr2" draw:text-style-name="P19" svg:x1="8.876cm" svg:y1="0.462cm" svg:x2="10.261cm" svg:y2="1.988cm"><text:p/></draw:line></text:p>
      <text:p text:style-name="P9">Conexión a la pagina con la base de datos </text:p>
      <text:p text:style-name="P9"><draw:frame text:anchor-type="paragraph" draw:z-index="7" draw:name="Forma7" draw:style-name="gr4" draw:text-style-name="P20" svg:width="3.419cm" svg:height="0.936cm" svg:x="10.873cm" svg:y="0.392cm"><draw:text-box><text:p>agosto</text:p></draw:text-box></draw:frame>Login y Register</text:p>
      <text:p text:style-name="P9"><draw:line text:anchor-type="paragraph" draw:z-index="5" draw:name="Forma5" draw:style-name="gr2" draw:text-style-name="P19" svg:x1="7.92cm" svg:y1="1.496cm" svg:x2="10.261cm" svg:y2="0.051cm"><text:p/></draw:line>Diseño de las cartas (flashcards)</text:p>
      <text:p text:style-name="P9">Rediseño de la pagina (2.0)</text:p>
      <text:p text:style-name="P9"/>
      <text:p text:style-name="P9">Etapas: </text:p>
      <text:p text:style-name="P9"/>
      <text:p text:style-name="P9">Mayo-Junio: “Pre-proyecto”, organización, creación de la empresa, etc</text:p>
      <text:p text:style-name="P9"/>
      <text:p text:style-name="P9">Julio: <text:span text:style-name="T5">Análisis</text:span> y Diseño</text:p>
      <text:p text:style-name="P9"/>
      <text:p text:style-name="P9">Agosto: Implementación</text:p>
      <text:p text:style-name="P9"/>
      <text:p text:style-name="P15">1)¿que?, 2)¿por que?, 3)¿como?, 4)¿donde?, 5)¿cuando?.</text:p>
      <text:p text:style-name="P15"/>
      <text:p text:style-name="P15">1) Es una pagina de apoyo a instituciones educativas del idioma ingles. El <text:span text:style-name="T5">método</text:span> son las flashcards al ser una pagina de apoyo su objetivo es ampliar el <text:span text:style-name="T5">vocabulario.</text:span></text:p>
      <text:p text:style-name="P15"/>
      <text:p text:style-name="P16">Pagina que sirve como complementario pedagógico de ingles.</text:p>
      <text:p text:style-name="P15"/>
      <text:p text:style-name="P16">2) Luego de una lluvia de ideas, decidimos separarnos de lo que hacían los otros grupos, decidimos enfocarlo al aprendizaje de idiomas.</text:p>
      <text:p text:style-name="P16"/>
      <text:p text:style-name="P16">3) SO: de 32 y64 bits y navegador con estándar html5</text:p>
      <text:p text:style-name="P16"/>
      <text:p text:style-name="P16"><draw:frame text:anchor-type="paragraph" draw:z-index="10" draw:name="Forma10" draw:style-name="gr7" draw:text-style-name="P20" svg:width="5.578cm" svg:height="4.966cm" svg:x="11.746cm" svg:y="0.263cm"><draw:text-box><text:p>GitHub para organizar al proyecto</text:p><text:p/><text:p>Trello para organizar tareas</text:p></draw:text-box></draw:frame>Lenguajes utilizados:</text:p>
      <text:p text:style-name="P16"/>
      <text:p text:style-name="P16">HTML versión 5</text:p>
      <text:p text:style-name="P16">css 2.1</text:p>
      <text:p text:style-name="P16">PHP 7.3</text:p>
      <text:p text:style-name="P16">(JS)</text:p>
      <text:p text:style-name="P16"/>
      <text:p text:style-name="P16">IDE: Visual Studio Code</text:p>
      <text:p text:style-name="P16"><text:soft-page-break/></text:p>
      <text:p text:style-name="P16"><draw:frame text:anchor-type="paragraph" draw:z-index="9" draw:name="Forma9" draw:style-name="gr6" draw:text-style-name="P20" svg:width="4.418cm" svg:height="2.749cm" svg:x="11.929cm" svg:y="0.132cm"><draw:text-box><text:p>Otros programas:</text:p><text:p>Xampp</text:p><text:p>Photoshop</text:p><text:p>API: font awesome</text:p><text:p>Boostrap: start boostrap</text:p></draw:text-box></draw:frame>Documentacion:</text:p>
      <text:p text:style-name="P16"><draw:frame text:anchor-type="paragraph" draw:z-index="8" draw:name="Forma8" draw:style-name="gr5" draw:text-style-name="P21" svg:width="2.2cm" svg:height="0.489cm" svg:x="5.925cm" svg:y="0.018cm"><draw:text-box><text:p><text:span text:style-name="T6">MySql.com</text:span></text:p></draw:text-box></draw:frame>PHP.com</text:p>
      <text:p text:style-name="P16">W3School.com</text:p>
      <text:p text:style-name="P17">Stackoverflow.com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0:38:11.625000000</meta:creation-date>
    <dc:date>2021-09-25T10:56:24.901000000</dc:date>
    <meta:editing-duration>PT21M44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3" meta:paragraph-count="51" meta:word-count="310" meta:character-count="2486" meta:non-whitespace-character-count="1624"/>
  </office:meta>
</office:document-meta>
</file>